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" style:family="graphic" style:parent-style-name="standard">
      <style:graphic-properties draw:fill-color="#00ff66" draw:textarea-horizontal-align="justify" draw:textarea-vertical-align="middle" draw:auto-grow-height="false" fo:min-height="1.909cm" fo:min-width="2.421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3.437cm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183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5.215cm"/>
    </style:style>
    <style:style style:name="gr7" style:family="graphic" style:parent-style-name="standard">
      <style:graphic-properties svg:stroke-color="#009999" draw:textarea-horizontal-align="justify" draw:textarea-vertical-align="middle" draw:auto-grow-height="false" fo:min-height="1.528cm" fo:min-width="2.929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00ff66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44cm" svg:height="2.384cm" svg:x="8.239cm" svg:y="1.283cm">
          <draw:text-box>
            <text:p text:style-name="P1"><text:span text:style-name="T1">OuBot</text:span></text:p>
            <text:p text:style-name="P1"><text:span text:style-name="T1">Dispozitiv de pictat ouă</text:span></text:p>
          </draw:text-box>
        </draw:frame>
        <draw:custom-shape draw:style-name="gr2" draw:text-style-name="P4" draw:layer="layout" svg:width="2.921cm" svg:height="2.159cm" svg:x="2.524cm" svg:y="4.175cm">
          <text:p text:style-name="P3">PC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37cm" svg:height="2.667cm" svg:x="2.524cm" svg:y="9.636cm">
          <text:p text:style-name="P3">Electronică</text:p>
          <text:p text:style-name="P3">OuBot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683cm" svg:height="2.921cm" svg:x="9.382cm" svg:y="10.525cm">
          <text:p text:style-name="P3">Comanda </text:p>
          <text:p text:style-name="P3">motoare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3.683cm" svg:height="1.27cm" svg:x="4.175cm" svg:y="15.097cm">
          <text:p text:style-name="P3">Motor 1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715cm" svg:height="1.27cm" svg:x="12.684cm" svg:y="15.097cm">
          <text:p text:style-name="P3">Servomecanism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3.683cm" svg:height="1.27cm" svg:x="8.366cm" svg:y="15.097cm">
          <text:p text:style-name="P3">Motor 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29cm" svg:height="1.778cm" svg:x="8.239cm" svg:y="4.048cm">
          <text:p text:style-name="P3">Software</text:p>
          <text:p text:style-name="P3">Desen</text:p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layout" svg:width="7.366cm" svg:height="1.778cm" svg:x="8.239cm" svg:y="6.461cm">
          <text:p text:style-name="P3">SW. Comunicare OuBot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445cm" svg:y1="5.318cm" svg:x2="8.239cm" svg:y2="4.937cm">
          <text:p/>
        </draw:line>
        <draw:line draw:style-name="gr9" draw:text-style-name="P3" draw:layer="layout" svg:x1="5.572cm" svg:y1="5.318cm" svg:x2="8.239cm" svg:y2="7.477cm">
          <text:p/>
        </draw:line>
        <draw:connector draw:style-name="gr10" draw:text-style-name="P3" draw:layer="layout" svg:x1="11.922cm" svg:y1="8.239cm" svg:x2="4.492cm" svg:y2="9.636cm" draw:start-shape="id1" draw:start-glue-point="2" draw:end-shape="id2" draw:end-glue-point="0" svg:d="M11922 8239v698h-7430v699" svg:viewBox="0 0 7431 1398">
          <text:p/>
        </draw:connector>
        <draw:connector draw:style-name="gr10" draw:text-style-name="P3" draw:layer="layout" svg:x1="6.461cm" svg:y1="10.969cm" svg:x2="11.223cm" svg:y2="10.525cm" draw:start-shape="id2" draw:start-glue-point="1" draw:end-shape="id3" draw:end-glue-point="0" svg:d="M6461 10969h1460v-946h3302v502" svg:viewBox="0 0 4763 947">
          <text:p/>
        </draw:connector>
        <draw:connector draw:style-name="gr10" draw:text-style-name="P3" draw:layer="layout" svg:x1="13.065cm" svg:y1="11.985cm" svg:x2="15.541cm" svg:y2="15.097cm" draw:start-shape="id3" draw:start-glue-point="1" draw:end-shape="id4" draw:end-glue-point="0" svg:d="M13065 11985h2476v3112" svg:viewBox="0 0 2477 3113">
          <text:p/>
        </draw:connector>
        <draw:connector draw:style-name="gr10" draw:text-style-name="P3" draw:layer="layout" svg:x1="11.223cm" svg:y1="13.446cm" svg:x2="10.207cm" svg:y2="15.097cm" draw:start-shape="id3" draw:start-glue-point="2" draw:end-shape="id5" draw:end-glue-point="0" svg:d="M11223 13446v825h-1016v826" svg:viewBox="0 0 1017 1652">
          <text:p/>
        </draw:connector>
        <draw:connector draw:style-name="gr10" draw:text-style-name="P3" draw:layer="layout" svg:x1="11.223cm" svg:y1="13.446cm" svg:x2="6.016cm" svg:y2="15.097cm" draw:start-shape="id3" draw:start-glue-point="2" draw:end-shape="id6" draw:end-glue-point="0" svg:d="M11223 13446v825h-5207v826" svg:viewBox="0 0 5208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8:58:08.276000000</meta:creation-date>
    <dc:date>2016-11-04T09:08:41.624000000</dc:date>
    <meta:editing-duration>PT10M32S</meta:editing-duration>
    <meta:editing-cycles>3</meta:editing-cycles>
    <meta:generator>LibreOffice/5.2.1.2$Windows_x86 LibreOffice_project/31dd62db80d4e60af04904455ec9c9219178d620</meta:generator>
    <meta:document-statistic meta:object-count="16"/>
  </office:meta>
</office:document-meta>
</file>